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69840" calcext:value-type="float">
            <text:p>2469840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7200" calcext:value-type="float">
            <text:p>933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33600" calcext:value-type="float">
            <text:p>30963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000000" calcext:value-type="float">
            <text:p>3012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0000" calcext:value-type="float">
            <text:p>301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600" calcext:value-type="float">
            <text:p>240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48000" calcext:value-type="float">
            <text:p>31324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6000" calcext:value-type="float">
            <text:p>2409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39360" calcext:value-type="float">
            <text:p>10023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044240" calcext:value-type="float">
            <text:p>250604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0320" calcext:value-type="float">
            <text:p>25180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20480" calcext:value-type="float">
            <text:p>1507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464000" calcext:value-type="float">
            <text:p>11204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40240" calcext:value-type="float">
            <text:p>42174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68000" calcext:value-type="float">
            <text:p>421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68800" calcext:value-type="float">
            <text:p>6746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51360" calcext:value-type="float">
            <text:p>40445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72240" calcext:value-type="float">
            <text:p>78372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872000" calcext:value-type="float">
            <text:p>46987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6560" calcext:value-type="float">
            <text:p>415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4000" calcext:value-type="float">
            <text:p>361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5440" calcext:value-type="float">
            <text:p>2897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0640" calcext:value-type="float">
            <text:p>5789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27200" calcext:value-type="float">
            <text:p>25782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69840" calcext:value-type="float">
            <text:p>2469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7200" calcext:value-type="float">
            <text:p>933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33600" calcext:value-type="float">
            <text:p>30963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000000" calcext:value-type="float">
            <text:p>3012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0000" calcext:value-type="float">
            <text:p>301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600" calcext:value-type="float">
            <text:p>240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48000" calcext:value-type="float">
            <text:p>31324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6000" calcext:value-type="float">
            <text:p>2409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39360" calcext:value-type="float">
            <text:p>10023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044240" calcext:value-type="float">
            <text:p>250604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0320" calcext:value-type="float">
            <text:p>25180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20480" calcext:value-type="float">
            <text:p>1507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464000" calcext:value-type="float">
            <text:p>11204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40240" calcext:value-type="float">
            <text:p>42174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68000" calcext:value-type="float">
            <text:p>421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68800" calcext:value-type="float">
            <text:p>6746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51360" calcext:value-type="float">
            <text:p>40445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72240" calcext:value-type="float">
            <text:p>78372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872000" calcext:value-type="float">
            <text:p>46987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6560" calcext:value-type="float">
            <text:p>415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4000" calcext:value-type="float">
            <text:p>361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5440" calcext:value-type="float">
            <text:p>2897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0640" calcext:value-type="float">
            <text:p>5789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27200" calcext:value-type="float">
            <text:p>25782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69840" calcext:value-type="float">
            <text:p>2469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7200" calcext:value-type="float">
            <text:p>933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33600" calcext:value-type="float">
            <text:p>30963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000000" calcext:value-type="float">
            <text:p>3012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0000" calcext:value-type="float">
            <text:p>301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600" calcext:value-type="float">
            <text:p>240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48000" calcext:value-type="float">
            <text:p>31324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6000" calcext:value-type="float">
            <text:p>2409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39360" calcext:value-type="float">
            <text:p>10023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044240" calcext:value-type="float">
            <text:p>250604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0320" calcext:value-type="float">
            <text:p>25180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20480" calcext:value-type="float">
            <text:p>1507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464000" calcext:value-type="float">
            <text:p>11204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5.70558854861622" calcext:value-type="float">
            <text:p>5,71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8.65103517930844" calcext:value-type="float">
            <text:p>8,65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40240" calcext:value-type="float">
            <text:p>42174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68000" calcext:value-type="float">
            <text:p>421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68800" calcext:value-type="float">
            <text:p>6746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51360" calcext:value-type="float">
            <text:p>40445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72240" calcext:value-type="float">
            <text:p>783722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872000" calcext:value-type="float">
            <text:p>46987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6560" calcext:value-type="float">
            <text:p>415656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4000" calcext:value-type="float">
            <text:p>361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5440" calcext:value-type="float">
            <text:p>2897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0640" calcext:value-type="float">
            <text:p>5789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27200" calcext:value-type="float">
            <text:p>25782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69840" calcext:value-type="float">
            <text:p>2469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440" calcext:value-type="float">
            <text:p>1867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44000" calcext:value-type="float">
            <text:p>1867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7200" calcext:value-type="float">
            <text:p>933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33600" calcext:value-type="float">
            <text:p>30963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00" calcext:value-type="float">
            <text:p>60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000000" calcext:value-type="float">
            <text:p>30120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0000" calcext:value-type="float">
            <text:p>301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600" calcext:value-type="float">
            <text:p>240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48000" calcext:value-type="float">
            <text:p>31324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6000" calcext:value-type="float">
            <text:p>2409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39360" calcext:value-type="float">
            <text:p>10023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044240" calcext:value-type="float">
            <text:p>2506044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0320" calcext:value-type="float">
            <text:p>25180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205760" calcext:value-type="float">
            <text:p>2200205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20480" calcext:value-type="float">
            <text:p>150720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464000" calcext:value-type="float">
            <text:p>11204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00000" calcext:value-type="float">
            <text:p>602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40240" calcext:value-type="float">
            <text:p>42174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68000" calcext:value-type="float">
            <text:p>421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68800" calcext:value-type="float">
            <text:p>6746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51360" calcext:value-type="float">
            <text:p>40445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28240" calcext:value-type="float">
            <text:p>422282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72240" calcext:value-type="float">
            <text:p>78372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872000" calcext:value-type="float">
            <text:p>46987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6560" calcext:value-type="float">
            <text:p>415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4000" calcext:value-type="float">
            <text:p>3614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5440" calcext:value-type="float">
            <text:p>28975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0640" calcext:value-type="float">
            <text:p>57890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27200" calcext:value-type="float">
            <text:p>25782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56000" calcext:value-type="float">
            <text:p>3915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1200" calcext:value-type="float">
            <text:p>78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4800" calcext:value-type="float">
            <text:p>3132480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11:56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5S</meta:editing-duration>
    <meta:editing-cycles>3</meta:editing-cycles>
    <meta:generator>LibreOffice/5.2.0.4$Windows_x86 LibreOffice_project/066b007f5ebcc236395c7d282ba488bca6720265</meta:generator>
    <dc:date>2016-08-13T19:13:29.774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